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ulabhorn Likit Display" svg:font-family="'Chulabhorn Likit Displ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arabun" svg:font-family="Sarabun" style:font-pitch="variable"/>
    <style:font-face style:name="Sarabun1" svg:font-family="Sarabun" style:font-adornments="Regular"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draw:fill="gradient" draw:fill-gradient-name="gradient" draw:gradient-step-count="0"/>
    </style:style>
    <style:style style:name="dp2" style:family="drawing-page">
      <style:drawing-page-properties draw:fill="solid" draw:fill-color="#dee7e5"/>
    </style:style>
    <style:style style:name="gr1" style:family="graphic" style:parent-style-name="standard">
      <style:graphic-properties draw:stroke="none" svg:stroke-color="#000000" draw:fill="none" draw:fill-color="#ffffff" draw:textarea-horizontal-align="left" draw:auto-grow-height="true" draw:auto-grow-width="true" fo:min-height="6.055cm" fo:min-width="10.209cm"/>
      <style:paragraph-properties style:writing-mode="lr-tb"/>
    </style:style>
    <style:style style:name="gr2" style:family="graphic" style:parent-style-name="standard">
      <style:graphic-properties draw:stroke="none" svg:stroke-color="#000000" draw:fill="none" draw:fill-color="#ffffff" fo:min-height="59.4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1.05cm" fo:min-width="0cm"/>
      <style:paragraph-properties style:writing-mode="lr-tb"/>
    </style:style>
    <style:style style:name="gr4" style:family="graphic" style:parent-style-name="Book">
      <style:graphic-properties fo:min-height="27.25cm"/>
      <style:paragraph-properties style:writing-mode="lr-tb"/>
    </style:style>
    <style:style style:name="P1" style:family="paragraph">
      <loext:graphic-properties draw:fill="none" draw:fill-color="#ffffff"/>
      <style:paragraph-properties style:writing-mode="lr-tb"/>
      <style:text-properties style:font-name="Sarabun" fo:font-size="66pt" style:font-size-asian="66pt" style:font-size-complex="66pt"/>
    </style:style>
    <style:style style:name="P2" style:family="paragraph">
      <loext:graphic-properties draw:fill="none" draw:fill-color="#ffffff"/>
      <style:paragraph-properties style:writing-mode="lr-tb"/>
      <style:text-properties fo:color="#395511" loext:opacity="100%" style:font-name="Sarabun" fo:font-size="999.900024414063pt" style:font-size-asian="999.900024414063pt" style:font-size-complex="999.900024414063pt"/>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style:paragraph-properties style:writing-mode="lr-tb"/>
    </style:style>
    <style:style style:name="T1" style:family="text">
      <style:text-properties style:font-name="Sarabun" fo:font-size="66pt" style:font-size-asian="66pt" style:font-size-complex="66pt"/>
    </style:style>
    <style:style style:name="T2" style:family="text">
      <style:text-properties style:font-name="Sarabun" fo:font-size="66pt" fo:font-weight="bold" style:font-size-asian="66pt" style:font-weight-asian="bold" style:font-size-complex="66pt" style:font-weight-complex="bold"/>
    </style:style>
    <style:style style:name="T3" style:family="text">
      <style:text-properties fo:color="#395511" loext:opacity="100%" style:font-name="Sarabun" fo:font-size="999.900024414063pt" style:font-size-asian="999.900024414063pt" style:font-size-complex="999.900024414063pt"/>
    </style:style>
    <style:style style:name="T4" style:family="text">
      <style:text-properties fo:color="#395511" loext:opacity="100%" style:font-name="Sarabun" fo:font-size="136.399993896484pt" style:font-size-asian="136.399993896484pt" style:font-size-complex="136.399993896484pt"/>
    </style:style>
    <style:style style:name="T5" style:family="text">
      <style:text-properties fo:color="#808080" loext:opacity="100%" fo:font-size="16pt" style:font-size-asian="16pt" style:font-size-complex="16pt"/>
    </style:style>
    <style:style style:name="T6" style:family="text">
      <style:text-properties fo:font-size="4.40000009536743pt" style:font-size-asian="4.40000009536743pt" style:font-size-complex="4.40000009536743pt"/>
    </style:style>
    <style:style style:name="T7" style:family="text">
      <style:text-properties style:font-name="Chulabhorn Likit Display"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709cm" svg:height="6.305cm" svg:x="0.5cm" svg:y="0.7cm">
          <draw:text-box>
            <text:p><text:span text:style-name="T1">Quiknotes</text:span></text:p>
            <text:p><text:span text:style-name="T2">Test PDF</text:span></text:p>
          </draw:text-box>
        </draw:frame>
        <draw:frame draw:style-name="gr2" draw:text-style-name="P2" draw:layer="layout" svg:width="34.3cm" svg:height="59.65cm" svg:x="7.7cm" svg:y="-5.8cm">
          <draw:text-box>
            <text:p><text:span text:style-name="T3">S</text:span><text:span text:style-name="T4">amp</text:span><text:span text:style-name="T4">le</text:span></text:p>
          </draw:text-box>
        </draw:frame>
        <draw:frame draw:style-name="gr3" draw:text-style-name="P3" draw:layer="layout" svg:width="6.6cm" svg:height="1.3cm" svg:x="0cm" svg:y="28.3cm">
          <draw:text-box>
            <text:p><text:span text:style-name="T5">“</text:span><text:span text:style-name="T6"> </text:span><text:span text:style-name="T6">Lorem ipsum dolor sit amet, consectetur adipiscing elit, sed do eiusmod tempor incididunt ut labore et dolore magna aliqua.</text:span></text:p>
          </draw:text-box>
        </draw:frame>
      </draw:page>
      <draw:page draw:name="page2" draw:style-name="dp2" draw:master-page-name="Default">
        <draw:frame draw:style-name="gr4" draw:text-style-name="P4" draw:layer="layout" svg:width="15.8cm" svg:height="27.5cm" svg:x="2.4cm" svg:y="0.8cm">
          <draw:text-box>
            <text:p><text:span text:style-name="T7">L</text:span>orem ipsum dolor sit amet, consectetur adipiscing elit, sed do eiusmod tempor incididunt ut labore et dolore magna aliqua. Vivamus arcu felis bibendum ut tristique. Cursus in hac habitasse platea. Sed vulputate odio ut enim blandit volutpat maecenas. A lacus vestibulum sed arcu non odio euismod lacinia. Tincidunt arcu non sodales neque sodales ut etiam sit. Id eu nisl nunc mi ipsum faucibus vitae. Nec feugiat nisl pretium fusce id velit ut. Arcu non sodales neque sodales. Turpis egestas sed tempus urna et pharetra pharetra massa massa. Aliquam sem fringilla ut morbi. In hac habitasse platea dictumst quisque. A condimentum vitae sapien pellentesque. Ac placerat vestibulum lectus mauris ultrices. Egestas quis ipsum suspendisse ultrices gravida dictum fusce ut. Risus feugiat in ante metus dictum at. Vivamus arcu felis bibendum ut.</text:p>
            <text:p>Sagittis orci a scelerisque purus semper eget duis. Nulla facilisi cras fermentum odio eu feugiat. Mi sit amet mauris commodo quis. Risus in hendrerit gravida rutrum. Imperdiet massa tincidunt nunc pulvinar. Velit euismod in pellentesque massa placerat. Ullamcorper velit sed ullamcorper morbi tincidunt ornare massa. Vitae nunc sed velit dignissim. Nunc lobortis mattis aliquam faucibus purus in massa tempor nec. Aliquet sagittis id consectetur purus. Scelerisque felis imperdiet proin fermentum leo vel orci porta. Viverra adipiscing at in tellus integer feugiat scelerisque varius morbi.</text:p>
            <text:p>Proin sagittis nisl rhoncus mattis rhoncus urna neque viverra. Urna cursus eget nunc scelerisque viverra mauris in. Aenean sed adipiscing diam donec adipiscing tristique. Lectus vestibulum mattis ullamcorper velit sed ullamcorper. Nascetur ridiculus mus mauris vitae ultricies. Cras adipiscing enim eu turpis egestas pretium aenean pharetra. Hendrerit dolor magna eget est lorem ipsum dolor sit amet. In metus vulputate eu scelerisque felis. Nunc sed blandit libero volutpat sed cras ornare. Odio morbi quis commodo odio. Et ligula ullamcorper malesuada proin libero nunc consequat interdum. Ultrices tincidunt arcu non sodales neque. Pharetra sit amet aliquam id diam. Egestas congue quisque egestas diam in arcu. Habitasse platea dictumst vestibulum rhoncus est pellentesque elit ullamcorper. Et leo duis ut diam. In massa tempor nec feugiat nisl pretium fusce.</text:p>
            <text:p>Aliquet porttitor lacus luctus accumsan tortor posuere ac ut. Mauris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ulabhorn Likit Display" svg:font-family="'Chulabhorn Likit Displa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arabun" svg:font-family="Sarabun" style:font-pitch="variable"/>
    <style:font-face style:name="Sarabun1" svg:font-family="Sarabun" style:font-adornments="Regular"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gradient draw:name="gradient" draw:style="linear" draw:start-color="#f6f9d4" draw:end-color="#dee7e5" draw:start-intensity="100%" draw:end-intensity="100%" draw:angle="18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font-name="Sarabun" fo:font-family="Sarabun" style:font-pitch="variable" fo:font-size="18pt" fo:font-style="normal" fo:font-weight="normal" style:letter-kerning="true" style:font-name-asian="Noto Sans CJK SC" style:font-family-asian="'Noto Sans CJK SC'" style:font-family-generic-asian="system" style:font-pitch-asian="variable" style:font-size-asian="18pt" style:font-style-asian="normal" style:font-weight-asian="normal" style:font-name-complex="Sarabun1" style:font-family-complex="Sarabun" style:font-style-name-complex="Regular" style:font-pitch-complex="variable" style:font-size-complex="18pt" style:font-style-complex="normal" style:font-weight-complex="normal"/>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ok" style:family="graphic" style:parent-style-name="standard">
      <style:graphic-properties draw:stroke="none" svg:stroke-color="#000000" draw:fill="none" draw:fill-color="#ffffff" draw:fill-gradient-name="Gradient_20_1" draw:fill-hatch-name="Red_20_90_20_Degrees_20_Crossed_20_1" draw:fill-image-name="Bitmap_20_1" fo:min-height="26.433cm"/>
      <style:paragraph-properties fo:margin-left="0cm" fo:margin-right="0cm" fo:margin-top="0cm" fo:margin-bottom="0.25cm" fo:line-height="150%" fo:text-align="justify" fo:text-indent="1cm">
        <style:tab-stops/>
      </style:paragraph-properties>
      <style:text-properties fo:font-size="12pt" style:font-size-complex="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15T22:29:32.961002548</meta:creation-date>
    <dc:date>2022-05-16T13:37:39.860324502</dc:date>
    <meta:editing-duration>PT16M49S</meta:editing-duration>
    <meta:editing-cycles>6</meta:editing-cycles>
    <meta:generator>LibreOffice/7.3.3.2$Linux_X86_64 LibreOffice_project/30$Build-2</meta:generator>
    <meta:document-statistic meta:object-count="4"/>
  </office:meta>
</office:document-meta>
</file>